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JbiComponent.createEndpoi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JbiComponent.getExecutor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JbiComponent.createEndpoin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melJbiComponent.getEPR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createJbiEndpointFromCamel( Endpoint camelEndpoint , Processor process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amelJbiComponent.getResolvedEPR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melJbi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setBinding( Jbi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createEndpoint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melJbiComponent.getCame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getBin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JbiComponent.setCamelContext( CamelContext came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deactivateJbiEndpoint( CamelProviderEndpoint jbi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melJbiComponent.activateJbiEndpoint( Endpoint camelEndpoint , 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melJbi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melJbiComponent.createCamelProcessor( Endpoint camel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melJbiComponent.isEndpointExposedOnNmr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JbiComponent.createJbiEndpointFromCamel( Endpoint came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